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ontes%20Ouvrages%20pour%20la%20jeunesse" text:style-name="Internet_20_link" text:visited-style-name="Visited_20_Internet_20_Link"><text:span text:style-name="T3">Contes Ouvrages pour la jeunesse</text:span></text:a></text:p>
      <text:p text:style-name="Standard"><text:a xlink:type="simple" xlink:href="https://search.worldcat.org/fr/search?q=su%3AContes%20arabes%20Traductions%20françaises%20Ouvrages%20pour%20la%20jeunesse" text:style-name="Internet_20_link" text:visited-style-name="Visited_20_Internet_20_Link"><text:span text:style-name="T3">Contes arabes Traductions françaises Ouvrages pour la jeunesse</text:span></text:a></text:p>
      <text:p text:style-name="Standard"><text:a xlink:type="simple" xlink:href="https://search.worldcat.org/fr/search?q=su%3AMille%20et%20une%20nuits" text:style-name="Internet_20_link" text:visited-style-name="Visited_20_Internet_20_Link"><text:span text:style-name="T3">Mille et une nuits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5:05:56.622000000</dc:date>
    <meta:editing-duration>PT47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17" meta:character-count="112" meta:non-whitespace-character-count="98"/>
  </office:meta>
</office:document-meta>
</file>